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38250436">
          <text:insertion>
            <office:change-info>
              <dc:creator>Abo Iringo</dc:creator>
              <dc:date>2010-02-25T17:52:00</dc:date>
            </office:change-info>
          </text:insertion>
        </text:changed-region>
        <text:changed-region text:id="ct-1438250772">
          <text:insertion>
            <office:change-info>
              <dc:creator>Ashok Hariharan</dc:creator>
              <dc:date>2010-03-01T15:13:00</dc:date>
            </office:change-info>
          </text:insertion>
        </text:changed-region>
        <text:changed-region text:id="ct-1438250548">
          <text:deletion>
            <office:change-info>
              <dc:creator>Ashok Hariharan</dc:creator>
              <dc:date>2010-03-01T15:12:00</dc:date>
            </office:change-info>
            <text:p text:style-name="Standard">following</text:p>
          </text:deletion>
        </text:changed-region>
        <text:changed-region text:id="ct-1438250324">
          <text:insertion>
            <office:change-info>
              <dc:creator>Abo Iringo</dc:creator>
              <dc:date>2010-02-25T17:52:00</dc:date>
            </office:change-info>
          </text:insertion>
        </text:changed-region>
        <text:changed-region text:id="ct-1438250212">
          <text:deletion>
            <office:change-info>
              <dc:creator>Abo Iringo</dc:creator>
              <dc:date>2010-02-25T17:51:00</dc:date>
            </office:change-info>
            <text:p text:style-name="Standard"><text:reference-mark-start text:name="BungeniSpeechBy:FrancisNoKibaki2574"/>Mr. NoKibaki (Assistant Minister of Finance) <text:reference-mark-end text:name="BungeniSpeechBy:FrancisNoKibaki2574"/></text:p>
          </text:deletion>
        </text:changed-region>
        <text:changed-region text:id="ct-1438249988">
          <text:insertion>
            <office:change-info>
              <dc:creator>Ashok Hariharan</dc:creator>
              <dc:date>2010-03-01T15:13:00</dc:date>
            </office:change-info>
          </text:insertion>
        </text:changed-region>
        <text:changed-region text:id="ct-1438249876">
          <text:deletion>
            <office:change-info>
              <dc:creator>Abo Iringo</dc:creator>
              <dc:date>2010-02-25T17:51:00</dc:date>
            </office:change-info>
            <text:p text:style-name="Standard"/>
            <text:p text:style-name="Standard"/>
            <text:p text:style-name="Standard"><text:s/></text:p>
          </text:deletion>
        </text:changed-region>
        <text:changed-region text:id="ct-1438249764">
          <text:insertion>
            <office:change-info>
              <dc:creator>Ashok Hariharan</dc:creator>
              <dc:date>2010-03-01T15:13:00</dc:date>
            </office:change-info>
          </text:insertion>
        </text:changed-region>
        <text:changed-region text:id="ct-1438249652">
          <text:deletion>
            <office:change-info>
              <dc:creator>Abo Iringo</dc:creator>
              <dc:date>2010-02-25T17:51:00</dc:date>
            </office:change-info>
            <text:p text:style-name="Standard">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deletion>
        </text:changed-region>
        <text:changed-region text:id="ct-1442824440">
          <text:deletion>
            <office:change-info>
              <dc:creator>Ashok Hariharan</dc:creator>
              <dc:date>2010-03-01T15:31:00</dc:date>
            </office:change-info>
            <text:p text:style-name="Standard">adjorned</text:p>
          </text:deletion>
        </text:changed-region>
        <text:changed-region text:id="ct-1446962068">
          <text:insertion>
            <office:change-info>
              <dc:creator>Ashok Hariharan</dc:creator>
              <dc:date>2010-03-01T15:31:00</dc:date>
            </office:change-info>
          </text:insertion>
        </text:changed-region>
        <text:changed-region text:id="ct-1447096272">
          <text:deletion>
            <office:change-info>
              <dc:creator>Ashok Hariharan</dc:creator>
              <dc:date>2010-03-01T15:31:00</dc:date>
            </office:change-info>
            <text:p text:style-name="Standard"><text:s/></text:p>
          </text:deletion>
        </text:changed-region>
        <text:changed-region text:id="ct-1446961508">
          <text:insertion>
            <office:change-info>
              <dc:creator>Ashok Hariharan</dc:creator>
              <dc:date>2010-03-01T15:31:00</dc:date>
            </office:change-info>
          </text:insertion>
        </text:changed-region>
        <text:changed-region text:id="ct-1447096048">
          <text:insertion>
            <office:change-info>
              <dc:creator>Ashok Hariharan</dc:creator>
              <dc:date>2010-03-01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1901430666"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text:change-start text:change-id="ct-1438250436"/>the <text:change-end text:change-id="ct-1438250436"/><text:change-start text:change-id="ct-1438250772"/>detailed <text:change-end text:change-id="ct-1438250772"/><text:change text:change-id="ct-1438250548"/><text:change-start text:change-id="ct-1438250324"/><text:s/><text:change-end text:change-id="ct-1438250324"/>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change text:change-id="ct-1438250212"/><text:change-start text:change-id="ct-1438249988"/><text:reference-mark-start text:name="BungeniSpeechBy:FrancisNoKibaki2574"/>Mr No Kibaki<text:change-end text:change-id="ct-1438249988"/><text:change text:change-id="ct-1438249876"/><text:change-start text:change-id="ct-1438249764"/><text:reference-mark-end text:name="BungeniSpeechBy:FrancisNoKibaki2574"/>OK <text:change-end text:change-id="ct-1438249764"/><text:change text:change-id="ct-1438249652"/></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text:change text:change-id="ct-1442824440"/><text:change-start text:change-id="ct-1446962068"/>adjourned<text:change-end text:change-id="ct-1446962068"/> sine<text:change text:change-id="ct-1447096272"/><text:change-start text:change-id="ct-1446961508"/>-<text:change-end text:change-id="ct-1446961508"/>die<text:change-start text:change-id="ct-1447096048"/>i<text:change-end text:change-id="ct-1447096048"/>.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32M56S</meta:editing-duration>
    <meta:editing-cycles>6</meta:editing-cycles>
    <meta:generator>OpenOffice.org/3.1$Linux OpenOffice.org_project/310m19$Build-9420</meta:generator>
    <meta:initial-creator>Abo Iringo</meta:initial-creator>
    <dc:date>2010-03-01T15:32:02</dc:date>
    <dc:creator>Ashok Hariharan</dc:creator>
    <meta:document-statistic meta:table-count="0" meta:image-count="0" meta:object-count="0" meta:page-count="2" meta:paragraph-count="37" meta:word-count="288" meta:character-count="1822"/>
    <meta:user-defined meta:name="BungeniCountryCode">ke</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